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4" style:family="table">
      <style:table-properties style:width="5.332cm" fo:margin-top="0cm" fo:margin-bottom="0.21cm" table:align="left"/>
    </style:style>
    <style:style style:name="Table4.A" style:family="table-column">
      <style:table-column-properties style:column-width="2.258cm"/>
    </style:style>
    <style:style style:name="Table4.B" style:family="table-column">
      <style:table-column-properties style:column-width="3.074cm"/>
    </style:style>
    <style:style style:name="Table4.A1" style:family="table-cell">
      <style:table-cell-properties fo:background-color="transparent" fo:padding="0.097cm" fo:border="none">
        <style:background-image/>
      </style:table-cell-properties>
    </style:style>
    <style:style style:name="Table4.A2" style:family="table-cell" style:data-style-name="N0">
      <style:table-cell-properties fo:background-color="transparent" fo:padding="0.097cm" fo:border="none">
        <style:background-image/>
      </style:table-cell-properties>
    </style:style>
    <style:style style:name="Table4.A3" style:family="table-cell" style:data-style-name="N0">
      <style:table-cell-properties fo:background-color="#c0c0c0" fo:padding="0.097cm" fo:border="none">
        <style:background-image/>
      </style:table-cell-properties>
    </style:style>
    <style:style style:name="Table4.B3" style:family="table-cell">
      <style:table-cell-properties fo:background-color="#c0c0c0" fo:padding="0.097cm" fo:border="none">
        <style:background-image/>
      </style:table-cell-properties>
    </style:style>
    <style:style style:name="Table6" style:family="table">
      <style:table-properties style:width="3.981cm" fo:margin-top="0cm" fo:margin-bottom="0.21cm" table:align="left"/>
    </style:style>
    <style:style style:name="Table6.A" style:family="table-column">
      <style:table-column-properties style:column-width="2.258cm"/>
    </style:style>
    <style:style style:name="Table6.B" style:family="table-column">
      <style:table-column-properties style:column-width="1.723cm"/>
    </style:style>
    <style:style style:name="Table6.A1" style:family="table-cell">
      <style:table-cell-properties fo:background-color="transparent" fo:padding="0.097cm" fo:border="none">
        <style:background-image/>
      </style:table-cell-properties>
    </style:style>
    <style:style style:name="Table6.A2" style:family="table-cell" style:data-style-name="N0">
      <style:table-cell-properties fo:background-color="transparent" fo:padding="0.097cm" fo:border="none">
        <style:background-image/>
      </style:table-cell-properties>
    </style:style>
    <style:style style:name="Table6.A3" style:family="table-cell" style:data-style-name="N0">
      <style:table-cell-properties fo:background-color="#c0c0c0" fo:padding="0.097cm" fo:border="none">
        <style:background-image/>
      </style:table-cell-properties>
    </style:style>
    <style:style style:name="Table6.B3" style:family="table-cell">
      <style:table-cell-properties fo:background-color="#c0c0c0" fo:padding="0.097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Text_20_body">
      <style:text-properties fo:font-style="normal" style:font-style-asian="normal" style:font-style-complex="normal"/>
    </style:style>
    <style:style style:name="P3" style:family="paragraph" style:parent-style-name="Text_20_body" style:list-style-name="List_20_1"/>
    <style:style style:name="P4" style:family="paragraph" style:parent-style-name="Text_20_body" style:list-style-name="List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Five</text:p>
      <text:h text:style-name="Compound_20_Title_20_2" text:outline-level="1"><text:toc-mark text:string-value="Chapter Five: Numerology" text:outline-level="1"/>Numerology</text:h>
      <text:section text:style-name="Sect1" text:name="Section1">
        <text:p text:style-name="Text_20_body">The Disciples of Indiscipline do not have access to the Loom of Fate and the pattern spiders, as the Sidereals do, but their mysterious benefactor has provided them with an alternative way to mess around with the details of existence. <text:s/>Erisian Numerology is based on an intuitive understanding of and direct interference with the structure of reality, mediated by the pineal gland. <text:s/>As such, it is more limited in scope and duration than Astrology but perhaps more flexible, and able to operate outside Fate. <text:s/>It functions equally well in Creation, Yu-Shan, Malfeas, the Underworld and Autochthonia. <text:s/>It even works in the Wyld, although the Shaping abilities of the raksha make them more likely to be able to counter its effects.</text:p>
        <text:p text:style-name="Text_20_body">Numerology is also carefully balanced to avoid attracting the wrath of the pattern spiders, when operating within Fate; that’s not to say that they won’t notice at all, but there is no build-up of Paradox for Discordians. <text:s/>Similarly, working Numerology does not count as a “fate-altering act” in terms of making it easier for Sidereals to find the character in the Loom of Fate—it <text:span text:style-name="T1">may</text:span><text:span text:style-name="T2"> alter Fate, but stitches up the results sufficiently well to avoid notice.</text:span> <text:s/>The effects are achieved by sheer force of Eristic will, avoiding the need to manipulate Essence flows directly. <text:s/>This means that, while many Charms can be duplicated to some extent, the cost is in some ways higher, and the effects double-edged.</text:p>
        <text:p text:style-name="TODO">[This section is almost certainly full of game-ruining imbalances, and even unfairness between Divisions, so it’ll need some thought and play-testing.]</text:p>
        <text:h text:style-name="Heading_20_2" text:outline-level="2">Working the Numbers</text:h>
        <text:p text:style-name="Text_20_body">To apply a Numerological effect, an Erisian Exalt must take the following steps.</text:p>
        <text:list xml:id="list1233738071" text:style-name="List_20_1">
          <text:list-item>
            <text:p text:style-name="P3">Determine his Numerology point total for the effect.</text:p>
          </text:list-item>
          <text:list-item>
            <text:p text:style-name="P3">Choose a duration, range and scope, and a specific target fitting that scope.</text:p>
          </text:list-item>
          <text:list-item>
            <text:p text:style-name="P3">Choose one or more values to be affected.</text:p>
          </text:list-item>
          <text:list-item>
            <text:p text:style-name="P3">Select a mechanism of balance for the effect.</text:p>
          </text:list-item>
          <text:list-item>
            <text:p text:style-name="P3">Take a miscellaneous action (Speed 5, DV -2) and spend one or more points of temporary Willpower.</text:p>
          </text:list-item>
        </text:list>
        <text:h text:style-name="Heading_20_3" text:outline-level="3">Numerology Points</text:h>
        <text:p text:style-name="Text_20_body">An Erisian has (Essence + Pineal Gland) points to spend on any Numerological effect. <text:s/>Thus buying up the Pineal Gland background is the easiest way to increase one’s power in this arena.</text:p>
        <text:p text:style-name="TODO">[Could limit the number of Numerology effects per day/season/story based on PG rating? <text:s/>Add in Temporary Willpower to the point calculation somehow? <text:s/>Make it a roll?]</text:p>
        <text:p text:style-name="TODO">[Could limit the number of active effects, with balance not paid off yet?]</text:p>
        <text:h text:style-name="Heading_20_3" text:outline-level="3">Duration</text:h>
        <text:p text:style-name="Text_20_body">The duration of the effect is always at least one action, and can be increased by spending Numerology points, as follows.</text:p>
        <table:table table:name="Table4" table:style-name="Table4">
          <table:table-column table:style-name="Table4.A"/>
          <table:table-column table:style-name="Table4.B"/>
          <table:table-row>
            <table:table-cell table:style-name="Table4.A1" office:value-type="string">
              <text:p text:style-name="P1">Numerology<text:line-break/>Points</text:p>
            </table:table-cell>
            <table:table-cell table:style-name="Table4.A1" office:value-type="string">
              <text:p text:style-name="P1">Duration</text:p>
            </table:table-cell>
          </table:table-row>
          <table:table-row>
            <table:table-cell table:style-name="Table4.A2" office:value-type="float" office:value="0">
              <text:p text:style-name="Table_20_Contents">0</text:p>
            </table:table-cell>
            <table:table-cell table:style-name="Table4.A1" office:value-type="string">
              <text:p text:style-name="Table_20_Contents">One action</text:p>
            </table:table-cell>
          </table:table-row>
          <table:table-row>
            <table:table-cell table:style-name="Table4.A3" office:value-type="float" office:value="1">
              <text:p text:style-name="Table_20_Contents">1</text:p>
            </table:table-cell>
            <table:table-cell table:style-name="Table4.B3" office:value-type="string">
              <text:p text:style-name="Table_20_Contents">One scene or hour</text:p>
            </table:table-cell>
          </table:table-row>
          <table:table-row>
            <table:table-cell table:style-name="Table4.A2" office:value-type="float" office:value="2">
              <text:p text:style-name="Table_20_Contents">2</text:p>
            </table:table-cell>
            <table:table-cell table:style-name="Table4.A1" office:value-type="string">
              <text:p text:style-name="Table_20_Contents">One day</text:p>
            </table:table-cell>
          </table:table-row>
          <table:table-row>
            <table:table-cell table:style-name="Table4.A3" office:value-type="float" office:value="3">
              <text:p text:style-name="Table_20_Contents">3</text:p>
            </table:table-cell>
            <table:table-cell table:style-name="Table4.B3" office:value-type="string">
              <text:p text:style-name="Table_20_Contents">One week</text:p>
            </table:table-cell>
          </table:table-row>
          <table:table-row>
            <table:table-cell table:style-name="Table4.A2" office:value-type="float" office:value="4">
              <text:p text:style-name="Table_20_Contents">4</text:p>
            </table:table-cell>
            <table:table-cell table:style-name="Table4.A1" office:value-type="string">
              <text:p text:style-name="Table_20_Contents">One month</text:p>
            </table:table-cell>
          </table:table-row>
          <table:table-row>
            <table:table-cell table:style-name="Table4.A3" office:value-type="float" office:value="5">
              <text:p text:style-name="Table_20_Contents">5</text:p>
            </table:table-cell>
            <table:table-cell table:style-name="Table4.B3" office:value-type="string">
              <text:p text:style-name="Table_20_Contents">One season</text:p>
            </table:table-cell>
          </table:table-row>
        </table:table>
        <text:p text:style-name="Text_20_body">No more than 5 points can be spent on increasing the duration.</text:p>
        <text:h text:style-name="Heading_20_3" text:outline-level="3"><text:soft-page-break/>Range</text:h>
        <text:p text:style-name="Text_20_body">By default the Numerologist must touch her target to affect it, but the range can be extended by spending more points.</text:p>
        <table:table table:name="Table6" table:style-name="Table6">
          <table:table-column table:style-name="Table6.A"/>
          <table:table-column table:style-name="Table6.B"/>
          <table:table-row>
            <table:table-cell table:style-name="Table6.A1" office:value-type="string">
              <text:p text:style-name="P1">Numerology<text:line-break/>Points</text:p>
            </table:table-cell>
            <table:table-cell table:style-name="Table6.A1" office:value-type="string">
              <text:p text:style-name="P1">Range</text:p>
            </table:table-cell>
          </table:table-row>
          <table:table-row>
            <table:table-cell table:style-name="Table6.A2" office:value-type="float" office:value="0">
              <text:p text:style-name="Table_20_Contents">0</text:p>
            </table:table-cell>
            <table:table-cell table:style-name="Table6.A1" office:value-type="string">
              <text:p text:style-name="Table_20_Contents">Touch</text:p>
            </table:table-cell>
          </table:table-row>
          <table:table-row>
            <table:table-cell table:style-name="Table6.A3" office:value-type="float" office:value="1">
              <text:p text:style-name="Table_20_Contents">1</text:p>
            </table:table-cell>
            <table:table-cell table:style-name="Table6.B3" office:value-type="string">
              <text:p text:style-name="Table_20_Contents">5 yards</text:p>
            </table:table-cell>
          </table:table-row>
          <table:table-row>
            <table:table-cell table:style-name="Table6.A2" office:value-type="float" office:value="2">
              <text:p text:style-name="Table_20_Contents">2</text:p>
            </table:table-cell>
            <table:table-cell table:style-name="Table6.A1" office:value-type="string">
              <text:p text:style-name="Table_20_Contents">50 yards</text:p>
            </table:table-cell>
          </table:table-row>
          <table:table-row>
            <table:table-cell table:style-name="Table6.A3" office:value-type="float" office:value="3">
              <text:p text:style-name="Table_20_Contents">3</text:p>
            </table:table-cell>
            <table:table-cell table:style-name="Table6.B3" office:value-type="string">
              <text:p text:style-name="Table_20_Contents">500 yards</text:p>
            </table:table-cell>
          </table:table-row>
          <table:table-row>
            <table:table-cell table:style-name="Table6.A2" office:value-type="float" office:value="4">
              <text:p text:style-name="Table_20_Contents">4</text:p>
            </table:table-cell>
            <table:table-cell table:style-name="Table6.A1" office:value-type="string">
              <text:p text:style-name="Table_20_Contents">5 miles</text:p>
            </table:table-cell>
          </table:table-row>
          <table:table-row>
            <table:table-cell table:style-name="Table6.A3" office:value-type="float" office:value="5">
              <text:p text:style-name="Table_20_Contents">5</text:p>
            </table:table-cell>
            <table:table-cell table:style-name="Table6.B3" office:value-type="string">
              <text:p text:style-name="Table_20_Contents">50 miles</text:p>
            </table:table-cell>
          </table:table-row>
        </table:table>
        <text:h text:style-name="Heading_20_3" text:outline-level="3">Scope</text:h>
        <text:p text:style-name="Text_20_body">The scope of the effect, similarly, is always at least one individual creature or object. <text:s/>For creatures, the number of points here equates to the Magnitude of the unit affected. <text:s/>For objects, take the number of humans in a unit of that Magnitude, standing in close formation, and use that as rough guide to the volume which can be affected – approximately 2 cubic yards each. <text:s/>The effect can be worked on only part of a larger object, e.g., to weaken part of a wall, but it can only affect multiple objects if they are substantially the same and all within the affected volume, e.g., several small huts. <text:s/>The effect cannot be applied to several different kinds of objects within a given volume, just as it cannot be applied to several different social or military groups in a given area. <text:s/>It can be applied to a general volume of space, as long as it contains mostly the same substance, e.g., air, or water. <text:s/>As with duration, the maximum number of points which can be spent here is five.</text:p>
        <text:h text:style-name="Heading_20_3" text:outline-level="3">Target</text:h>
        <text:p text:style-name="Text_20_body">Having chosen the scope of the effect, the character must nominate a specific target. <text:s/>If that target is an Essence-wielder with Essence greater than the Discordian, there will be an additional cost for each point of difference between the target’s essence and his own. <text:s/>This cost may be paid in Numerology points (sacrificing some aspects of the overall effect), temporary Willpower points, or some combination. <text:s text:c="2"/>If the difference is more than 5, the effect will automatically fail. <text:s text:c="2"/>Without advance knowledge of the target’s Essence (e.g., through performing a Numerological Assay as described below), the character will not discover this cost until she has committed to the Numerology action.</text:p>
        <text:p text:style-name="Text_20_body">Targeting characters with lesser Essence does not give any bonuses. <text:s/>A worker of Numerology may choose himself as the target of an effect, but must of course take on the consequences of Balance.</text:p>
        <text:h text:style-name="Heading_20_3" text:outline-level="3">Affected Values</text:h>
        <text:p text:style-name="Text_20_body">After spending points on duration, range and scope, the remaining points are spent to increase or decrease various values. <text:s/>Each value may be modified only once in a given effect, and only by one point. <text:s/>The cost of modifying a given value depends on the underlying Division to which the Priest of Eris belongs: those listed below under his own Division cost 1 point each; those in neighboring Divisions (assuming 1 and 5 are neighboring) cost 2, and those in the remaining Divisions cost 3. <text:s/>The character may choose not to spend some of these remaining points.</text:p>
        <text:p text:style-name="Text_20_body">Changes to a value do not affect static values pre-calculated from it, only subsequent rolls and calculations made as part of actions, including Charm use. <text:s/>So, for instance, modifying a target’s Dodge would not change her DV, but would change the distance which she can cover when using Leaping Dodge Method, since that value is not calculated until the Charm is used. <text:s/>Similarly, modifying Dexterity would not affect DV, but it would affect a Move or Dash action.</text:p>
        <text:p text:style-name="TODO">[Is the above paragraph really reasonable? <text:s/>Static values are kinda mean to be shorthand for rolling dice, after all.]</text:p>
        <text:p text:style-name="Text_20_body">Any Attribute, Ability or Virtue may be modified, though the costs vary depending on the character’s Division. <text:s/>None may be lowered below 0 or above 5.</text:p>
        <text:h text:style-name="Heading_20_4" text:outline-level="4">1st Division</text:h>
        <text:p text:style-name="Text_20_body">In addition to their Divisional Abilities, the Anchorites can modify the effects of poisons and sources of environmental trauma, divided into the following aspects:</text:p>
        <text:list xml:id="list718949199" text:continue-numbering="true" text:style-name="List_20_1">
          <text:list-item>
            <text:p text:style-name="P3">damage value</text:p>
          </text:list-item>
          <text:list-item>
            <text:p text:style-name="P3">damage type (B/L/A)</text:p>
          </text:list-item>
          <text:list-item>
            <text:p text:style-name="P3">damage interval (action, minute, day, hour)</text:p>
          </text:list-item>
          <text:list-item>
            <text:p text:style-name="P3">toxicity value</text:p>
          </text:list-item>
          <text:list-item>
            <text:p text:style-name="P3">toxicity tag (M/-/L)</text:p>
          </text:list-item>
        </text:list>
        <text:p text:style-name="Text_20_body">Note that substances which are not already harmful cannot be made so, since there could be no Balance to such a change. <text:s/>Poisons may be rendered temporarily harmless through Numerology, but their effects will </text:p>
        <text:p text:style-name="Text_20_body">They can also affect a target’s penalties with regard to low visibility situations. <text:s/>The aspects which can be changed are:</text:p>
        <text:list xml:id="list120972364" text:continue-numbering="true" text:style-name="List_20_1">
          <text:list-item>
            <text:p text:style-name="P3">relevant distances: a distance of 0 can be raised to 10 yards, or a distance of 10 yards or less reduced to 0; other distances can be multiplied or divided by 10</text:p>
          </text:list-item>
          <text:list-item>
            <text:p text:style-name="P3">the external penalty itself (by default -1 for poor visibility, -2 for none)</text:p>
          </text:list-item>
        </text:list>
        <text:p text:style-name="Text_20_body">The above effects can either apply to the prevailing conditions within a volume of space (taking that “object” as the effect’s target), to a volume of some substance (such as <text:s/>or to all individuals within the scope (who may then move elsewhere but still be affected). <text:s/>These changes affect the abilities of those affected (or those who wander into the affected area), rather than the amount of light in an area, which may be a rather strange experience.</text:p>
        <text:p text:style-name="Text_20_body">They may also modify the effective permanent Essence of a target. <text:s/>This does not change mote pools or availability of Charms, Sorcery and so on, since those are static calculations. <text:s/>However, it may change <text:soft-page-break/>the effects of Charms later used by or applied to the target. <text:s/>For example, a Solar archer who had her effective Essence rating reduced from 3 to 2 would no longer be able to activate the effect of There Is No Wind which allows her to increase her weapon Range to her maximum visibility; similarly, she would only be able to buy up to 3 extra attacks with Trance of Unhesitating Speed. <text:s/>She would still be able to use Accuracy Without Distance (Essence minimum 3) if she had learned it, though. <text:s/>In particular, this change <text:span text:style-name="T1">does</text:span><text:span text:style-name="T2"> affect the potential extra cost for other characters subsequently applying Numerology to a target with greater Essence.</text:span></text:p>
        <text:p text:style-name="TODO">Lastly, they may affect the values of Limit, Resonance, Clarity [or, ...???]. <text:s/>This Numerological effect might trigger Limit Break, for instance, but it cannot undo it once it has begun (since Limit has reset to 0 after that point).</text:p>
        <text:h text:style-name="Heading_20_4" text:outline-level="4">2nd Division</text:h>
        <text:p text:style-name="Text_20_body">The manipulations which come most easily to the Matchmakers are as follows.</text:p>
        <text:p text:style-name="Text_20_body">They may increase or decrease the Control rating for animals, vehicles, automata etc.</text:p>
        <text:p text:style-name="Text_20_body">They may adjust the number of Intimacies a being or social unit has, causing them to temporarily forget or gain one Intimacy (chosen by the storyteller). <text:s/>For social units, these Intimacies are Policies.</text:p>
        <text:p text:style-name="Text_20_body">They may modify either the effective permanent Willpower rating of the target, or the number of points of temporary Willpower. <text:s/>If the permanent total is changed, the current temporary value does not immediately change in line. <text:s/>For social units, this affects Loyalty.</text:p>
        <text:h text:style-name="Heading_20_4" text:outline-level="4">3rd Division</text:h>
        <text:p text:style-name="Text_20_body">The warriors of the Apple Corps are, unsurprisingly, most skilled in influencing what happens in the thick of battle. <text:s/>They favor modifying the following values for all kinds of creature (excluding automata, unless they somehow possess life, e.g., God-Striders).</text:p>
        <text:list xml:id="list147774479" text:continue-numbering="true" text:style-name="List_20_1">
          <text:list-item>
            <text:p text:style-name="P3">Join Battle/Debate <text:span text:style-name="T1">and</text:span><text:span text:style-name="T2"> DV/MDV for unexpected attacks (both modified together)</text:span></text:p>
          </text:list-item>
          <text:list-item>
            <text:p text:style-name="P3">Dodge or Parry DV</text:p>
          </text:list-item>
          <text:list-item>
            <text:p text:style-name="P3">Dodge or Parry MDV</text:p>
          </text:list-item>
          <text:list-item>
            <text:p text:style-name="P3">Knockdown Threshold <text:span text:style-name="T1">and</text:span><text:span text:style-name="T2"> Pool (both modified together)</text:span></text:p>
          </text:list-item>
          <text:list-item>
            <text:p text:style-name="P3"><text:span text:style-name="T2">Stunning Threshold </text:span><text:span text:style-name="T1">and</text:span><text:span text:style-name="T2"> Pool (both modified together)</text:span></text:p>
          </text:list-item>
          <text:list-item>
            <text:p text:style-name="P4">Natural soak value, across all types of damage – this implies that increasing this value will allow even mortals to soak at least one level of lethal and of aggravated damage, while also increasing their bashing soak. <text:s/>Soak for each type cannot be reduced below 0.</text:p>
          </text:list-item>
          <text:list-item>
            <text:p text:style-name="P4">Number of -4 Health levels – if reduced to no -4 Health levels, further reductions take away Incapacitated levels, then Dying levels</text:p>
          </text:list-item>
        </text:list>
        <text:p text:style-name="P2">These Erisians are also adept at modifying those weapons which are used by a single individual (as opposed to large-scale weapons which require a team of operators). <text:s/>Each of the statistics of a weapon or item of armor may be adjusted individually, with Range being doubled or halved, the rest (including ability minimums and attunement costs) being adjusted by a single point. <text:s/>One weapon tag may also be added or removed, if it remotely makes sense to do so; e.g., adding the S tag to the target’s daiklave, so that it requires a miscellaneous action to “reload” after each attack; or removing the “F” tag from a flame piece, so that it can only be used as a short club. <text:s/>Storyteller discretion is required here.</text:p>
        <text:p text:style-name="Text_20_body"><text:span text:style-name="T2">They can also, if in a more peaceful mood, modify the Magnitude of a social unit. <text:s/>Any gains or losses in numbers must be made up of beings with an Essence rating (or, in the unlikely case of sociable automata, Artifact rating) no more than half the character’s own Essence, rounded </text:span><text:span text:style-name="T1">down</text:span><text:span text:style-name="T2">. <text:s/>Where do these people come from (or go to)? <text:s/>Best not to ask ...</text:span></text:p>
        <text:h text:style-name="Heading_20_4" text:outline-level="4">4th Division</text:h>
        <text:p text:style-name="Text_20_body">For Charms or Sorcery effects which have a duration other than Instant or Indefinite, the Unhinged can increase or decrease the duration. <text:s/>They are able to change the value but not the order of magnitude, e.g., extend one scene to two, but not to one day. <text:s/>The effect must be one which has already begun, so fortunate timing is required to be able to apply this to effects which last only one action. <text:s/>A duration of one scene can be reduced, causing the effect to cut out at some storyteller-selected point during the scene. <text:s/>A duration of one action can be reduced, causing the effect to end on the tick after the Numerology action. <text:s/>Durations of literal time periods, e.g., 5 minutes, can always be changed.</text:p>
        <text:p text:style-name="Text_20_body">Additionally, the Gatekeepers are able to alter the benefits a character receives through his Backgrounds. <text:s/>Some storyteller interpretation is needed here: gaining a point in the Artifact Background does not modify existing artifacts, or cause a new short daiklave to appear instantly on the target’s person, but it may make them likely to stumble on one within the duration. <text:s/>Similarly, reducing the Artifact background will not cause the target to immediately lose attunement to one of their artifacts but they may “soon” temporarily lose one. <text:s/>For Backgrounds such as Allies, Contacts and so on, the target may gain or lose favor with these people or groups, while the Numerology is in effect. <text:s/>The Numerologist is able to choose which Background is affected, but not which particular Artifact, Ally and so on.</text:p>
        <text:h text:style-name="Heading_20_4" text:outline-level="4">5th Division</text:h>
        <text:p text:style-name="Text_20_body">More suited to the large-scale organization of the battlefield than the fury of close combat, the Overseers have a knack for influencing large battles. <text:s/>They are good at modifying the mass combat values of Drill, Endurance, Might, Armor, Morale, Speed or even Magnitude of a unit, and can also adjust the number of Heroes, Sorcerers or Relays available to it. <text:s/>This applies to only one unit: if the unit splits, only one part retains the benefits; but the effects stay with the unit regardless of how small or large it subsequently becomes. <text:s/>Additionally, they may adjust the Magnitude of a social unit <text:span text:style-name="T1">if</text:span><text:span text:style-name="T2"> it is a </text:span><text:soft-page-break/><text:span text:style-name="T2">bureaucracy of some description.</text:span></text:p>
        <text:p text:style-name="Text_20_body">Another aspect of their rigid nature makes them skilled in changing the properties of inanimate objects (including all kinds of automata). <text:s/>For simple objects, they can adjust the following.</text:p>
        <text:list xml:id="list1786839061" text:continue-numbering="true" text:style-name="List_20_1">
          <text:list-item>
            <text:p text:style-name="P3">Damaged/Destroyed health levels, to half or double their original rating, together</text:p>
          </text:list-item>
          <text:list-item>
            <text:p text:style-name="P3">Soak, again halved or doubled in each category – meaning objects will not gain aggravated soak unless they already had it.</text:p>
          </text:list-item>
        </text:list>
        <text:p text:style-name="Text_20_body">For automata, the same set of values can be modified as 3rd Division Discordians apply to living beings, plus the automaton virtues of Reception, Transmission, Stability and Power, if applicable.</text:p>
        <text:p text:style-name="Text_20_body">For basic artifacts, the Repair rating may be adjusted. <text:s/>For First Age vehicles, they may also adjust the following.</text:p>
        <text:list xml:id="list1625045019" text:continue-numbering="true" text:style-name="List_20_1">
          <text:list-item>
            <text:p text:style-name="P3">Vehicle speed (halve or double)</text:p>
          </text:list-item>
          <text:list-item>
            <text:p text:style-name="P3">Endurance (either halving or doubling the Essence commitment, where provided by the pilot; or else halving or doubling the time until maintenance checks are required <text:span text:style-name="T1">or</text:span><text:span text:style-name="T2"> the time between checks thereafter)</text:span></text:p>
          </text:list-item>
          <text:list-item>
            <text:p text:style-name="P3">Maneuverability</text:p>
          </text:list-item>
          <text:list-item>
            <text:p text:style-name="P3">Crew</text:p>
          </text:list-item>
          <text:list-item>
            <text:p text:style-name="P3">Cargo (halve or double)</text:p>
          </text:list-item>
          <text:list-item>
            <text:p text:style-name="P3">Armor</text:p>
          </text:list-item>
          <text:list-item>
            <text:p text:style-name="P3">Critical Damage Health Levels</text:p>
          </text:list-item>
        </text:list>
        <text:h text:style-name="Heading_20_3" text:outline-level="3">Balance</text:h>
        <text:p text:style-name="Text_20_body">In order to keep Eris happy, or at least to keep her amused, each Numerological effect must incorporate an element of balance. <text:s/>The character must choose one of the following.</text:p>
        <text:list xml:id="list1066878227" text:continue-numbering="true" text:style-name="List_20_1">
          <text:list-item>
            <text:p text:style-name="P3">Numerically opposite changes affect one of the target’s allies, if it is a being or unit, or an adjacent object or area, if not. <text:s/>This other target is chosen by the storyteller, at the same time. <text:s/>It must be of a roughly equivalent power rating; e.g., if the target is a group of extras, the balance affects an equivalent group of extras; if an Essence user, the balance affects an Essence user of within +/-1 Essence. <text:s/>If the storyteller determines that there is no such applicable target within range, this form of Balance cannot be used. <text:s/>The other target may separately resist the Shaping effect of this balance, if it is capable of doing so.</text:p>
          </text:list-item>
          <text:list-item>
            <text:p text:style-name="P3">After spending points on duration, range and scope, only half of the remaining points, rounded up, are spent on modifying values. <text:s/>An equal number are then spent on the same target by the storyteller, making whatever adjustments he or she sees fit. <text:s/>Because these are part of the same effect, the storyteller cannot adjust any of the values chosen by the character, in the opposite direction – each value may be changed only once per effect.</text:p>
          </text:list-item>
          <text:list-item>
            <text:p text:style-name="P3">Numerically opposite changes affect the target for an equal duration, after the initial effect has ended. <text:s/>This may seem like the easy option, if the Numerologist can arrange to be absent when this happens, but an inventive storyteller will ensure that’s not true: the target might use them to track her down and take revenge, or just generally gain advantage for himself.</text:p>
          </text:list-item>
          <text:list-item>
            <text:p text:style-name="P3">Any other suitable method of balance agreed with the storyteller.</text:p>
          </text:list-item>
        </text:list>
        <text:h text:style-name="Heading_20_3" text:outline-level="3">Activation</text:h>
        <text:p text:style-name="Text_20_body">Once the effect has been determined, it can be activated. <text:s/>It costs one point of temporary Willpower, plus any additional points spent due to the target having a higher Essence than the character.</text:p>
        <text:p text:style-name="Text_20_body">If the range is Touch then the target can apply Dodge or Parry DV to avoid being touched, in which case the effect fails though the Willpower is still spent. <text:s/>If, in addition, the effect targets more than one being or object, then all must be successfully touched (or otherwise in range) for the effect to occur. <text:s/>The duration of the effect begins as soon as the first is touched, but the adjustments do not apply until the last is touched.</text:p>
        <text:p text:style-name="Text_20_body">If the targets are beings with Willpower, and all are successfully touched, or otherwise in range, they may be able to spend Willpower to avoid or reduce the effects. <text:s/>Groups of extras and other creatures with Essence 1 resist as a unit, using the highest Willpower in the group. <text:s/>Beings with Essence 2+ resist individually, using their own Willpower. <text:s/>Each can spend one point of temporary Willpower <text:span text:style-name="T1">per modified value</text:span><text:span text:style-name="T2"> to avoid the change to that particular value, if they have no other applicable defense. <text:s/>Unless the target is willing, this action counts as an attack, so defensive Charms, counterattacks and so on may come into play.</text:span></text:p>
        <text:h text:style-name="Heading_20_2" text:outline-level="2">Numerological Assays</text:h>
        <text:p text:style-name="Text_20_body">With all these options, it may be hard for a character to decide just how best to mess around with an opponent. <text:s/>To help with this a little, the character may perform a Numerological Assay before hand.</text:p>
        <text:p text:style-name="Text_20_body">In combat situations, this is an action with Speed 3, DV -1, similar to an Aim action. <text:s/>Outside combat it is an unrolled dramatic action. <text:s/>The character must propose a particular effect in detail, and they will learn</text:p>
        <text:list xml:id="list166175179" text:continue-numbering="true" text:style-name="List_20_1">
          <text:list-item>
            <text:p text:style-name="P3">which, if any, of the adjustments would be meaningless (e.g., trying to increase an Ability which is already at 5);</text:p>
          </text:list-item>
          <text:list-item>
            <text:p text:style-name="P3">whether the character is one point away from Limit Break or similar effects;</text:p>
          </text:list-item>
          <text:list-item>
            <text:p text:style-name="P3">the amount by which the target’s Essence exceeds the character’s – i.e., the extra cost required in effect points or Willpower;</text:p>
          </text:list-item>
          <text:list-item>
            <text:p text:style-name="P3">whether the target is already under the effects of Numerology and, if so, the exact details of that effect.</text:p>
          </text:list-item>
        </text:list>
        <text:p text:style-name="Text_20_body">They will not learn whether some other effect might be more advantageous.</text:p>
        <text:h text:style-name="Heading_20_2" text:outline-level="2">Other Factors</text:h>
        <text:p text:style-name="Text_20_body">Numerology is a Shaping effect, so Charms such as the Solars’ Integrity-Protecting Prana may apply against it. <text:s/>If the effect is undone some time after it began (e.g., through the use of an Order Affirming Blow) and the Balance effect is one which occurs after the original effect, Balance still applies (and <text:soft-page-break/>may be separately countered).</text:p>
        <text:p text:style-name="Text_20_body">Numerology doesn’t count as Charm use, so a character can save his Charm use in a given action for, say, reflexive defense Charms. <text:s/>This also means it can’t be used in a Combo with Charms. <text:s/>Conceivably a Supplemental Charm could apply to the working of a Numerological effect but, since it isn’t based on an Attribute or Ability, those cases will be rare.</text:p>
        <text:p text:style-name="Text_20_body">A single target cannot be the subject of more than one Numerological effect from the same character at the same time (nor, indeed, until the Balance effects have played out), though effects from different characters may stack.</text:p>
        <text:p text:style-name="Text_20_body">While a character may be able to stunt a Numerology action, he cannot regain Willpower from doing so, only Essenc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Five: Numerology</dc:title>
    <dc:date>2011-09-10T18:18:56</dc:date>
    <meta:editing-duration>PT53M49S</meta:editing-duration>
    <meta:editing-cycles>13</meta:editing-cycles>
    <meta:generator>OpenOffice.org/3.3$Unix OpenOffice.org_project/330m20$Build-9567</meta:generator>
    <dc:creator>Hugh Greene</dc:creator>
    <meta:document-statistic meta:table-count="2" meta:image-count="1" meta:object-count="0" meta:page-count="5" meta:paragraph-count="132" meta:word-count="3312" meta:character-count="19352"/>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